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6</text:span><text:span text:style-name="T1">a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1 Системные требования"/><text:bookmark-start text:name="Системные требования"/>P<text:bookmark-end text:name="1 Системные требования"/><text:bookmark-end text:name="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5"><text:soft-page-break/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3"><text:soft-page-break/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<text:soft-page-break/>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<text:span text:style-name="T4">13.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><text:soft-page-break/></text:p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</text:span>свободно, игнорируется</text:p>
      <text:p text:style-name="P13"/>
      <text:p text:style-name="P15">13.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2-06T13:35:50.15</dc:date>
    <meta:editing-duration>P14DT4H1M54S</meta:editing-duration>
    <meta:editing-cycles>151</meta:editing-cycles>
    <meta:generator>LibreOffice/3.3$Win32 LibreOffice_project/330m19$Build-202</meta:generator>
    <meta:document-statistic meta:table-count="1" meta:image-count="0" meta:object-count="0" meta:page-count="6" meta:paragraph-count="147" meta:word-count="2088" meta:character-count="15032"/>
  </office:meta>
</office:document-meta>
</file>